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fo:font-size="16pt" fo:font-weight="bold" officeooo:rsid="0013c450" officeooo:paragraph-rsid="0013c450" style:font-size-asian="16pt" style:font-weight-asian="bold" style:font-size-complex="16pt" style:font-weight-complex="bold"/>
    </style:style>
    <style:style style:name="P2" style:family="paragraph" style:parent-style-name="Standard">
      <style:paragraph-properties fo:margin-left="0cm" fo:margin-right="0cm" fo:text-align="start" style:justify-single-word="false" fo:text-indent="0cm" style:auto-text-indent="false"/>
      <style:text-properties style:font-name="Noto Sans" fo:font-size="16pt" fo:font-weight="normal" officeooo:rsid="0014e463" officeooo:paragraph-rsid="0014e463"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font-name="Noto Sans" fo:font-size="12pt" officeooo:rsid="00182f48" officeooo:paragraph-rsid="0013c450"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style:font-name="Noto Sans" fo:font-size="12pt" fo:font-weight="normal" officeooo:rsid="0014e463" officeooo:paragraph-rsid="0014e463" style:font-size-asian="12pt" style:font-weight-asian="normal" style:font-size-complex="12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Noto Sans" fo:font-size="12pt" fo:font-weight="bold" officeooo:rsid="0014e463" officeooo:paragraph-rsid="0014e463"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Noto Sans" officeooo:rsid="000f13f7" officeooo:paragraph-rsid="0013c450"/>
    </style:style>
    <style:style style:name="P7" style:family="paragraph" style:parent-style-name="Standard">
      <style:paragraph-properties fo:margin-left="0cm" fo:margin-right="0cm" fo:text-align="start" style:justify-single-word="false" fo:text-indent="0cm" style:auto-text-indent="false"/>
      <style:text-properties style:font-name="Noto Sans" fo:font-size="12pt" fo:font-weight="normal" officeooo:rsid="00182f48" officeooo:paragraph-rsid="0013c450"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ext-properties style:font-name="Noto Sans" fo:font-size="12pt" fo:font-weight="normal" officeooo:rsid="0014e463" officeooo:paragraph-rsid="0014e463" style:font-size-asian="12pt" style:font-weight-asian="normal" style:font-size-complex="12pt" style:font-weight-complex="normal"/>
    </style:style>
    <style:style style:name="P9" style:family="paragraph">
      <style:paragraph-properties fo:text-align="center"/>
    </style:style>
    <style:style style:name="T1" style:family="text">
      <style:text-properties fo:font-size="12pt" style:font-size-asian="12pt" style:font-size-complex="12pt"/>
    </style:style>
    <style:style style:name="T2" style:family="text">
      <style:text-properties fo:font-size="12pt" officeooo:rsid="00182f48" style:font-size-asian="12pt" style:font-size-complex="12pt"/>
    </style:style>
    <style:style style:name="T3" style:family="text">
      <style:text-properties officeooo:rsid="00182f48"/>
    </style:style>
    <style:style style:name="T4" style:family="text">
      <style:text-properties officeooo:rsid="00162128"/>
    </style:style>
    <style:style style:name="T5" style:family="text">
      <style:text-properties officeooo:rsid="00170dfe"/>
    </style:style>
    <style:style style:name="T6" style:family="text">
      <style:text-properties officeooo:rsid="001799c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ES Abastos – DAW 7K</text:p>
      <text:p text:style-name="P3">Proyecto Integrador</text:p>
      <text:p text:style-name="P3">Grupo:</text:p>
      <text:p text:style-name="P3"><text:tab/>Brandon Acapa</text:p>
      <text:p text:style-name="P3"><text:tab/>Rocio Garcia</text:p>
      <text:p text:style-name="P3"><text:tab/>Diego Ramirez</text:p>
      <text:p text:style-name="P3"><text:tab/>Oscar Pereira</text:p>
      <text:p text:style-name="P6"/>
      <text:p text:style-name="P6">VOLUNTAPP</text:p>
      <text:p text:style-name="P1"><text:span text:style-name="T3">V</text:span>aloracion Sprint</text:p>
      <text:p text:style-name="P7"/>
      <text:p text:style-name="P5">Sprint #<text:span text:style-name="T4">3</text:span></text:p>
      <text:p text:style-name="P5">Objetivo: </text:p>
      <text:p text:style-name="P4">Nos encontramos ya en el último sprint, para esta semana pretendemos terminar de enlazar el Back con el Front y tener un producto minimo viable, para esto, todos los miembros del equipo se van a dedicar a trabajar en el front para terminar lo antes posible, habiendo ya terminado, procederemos a realizar despliegues de prueba en AWS para verificar la funcionalidad de la aplicación.</text:p>
      <text:p text:style-name="P4"><draw:line text:anchor-type="paragraph" draw:z-index="0" draw:name="Horizontal line 1" draw:style-name="gr1" draw:text-style-name="P9" svg:x1="-0.346cm" svg:y1="0.111cm" svg:x2="17.496cm" svg:y2="0.166cm"><text:p/></draw:line></text:p>
      <text:p text:style-name="P2"><text:span text:style-name="T1">Alumno: </text:span><text:span text:style-name="T2">Rocio Garcia</text:span></text:p>
      <text:p text:style-name="P4">Nota: <text:span text:style-name="T5">10</text:span></text:p>
      <text:p text:style-name="P4">Comentario: <text:s/><text:span text:style-name="T5">A pesar de tener que compaginar el trabajo en el proyecto con tener que estudiar para el exámen de Laravel, he completado todas las tareas necesarias para completar el Sprint, terminando con arreglo de funcionalidades y diseños en main.</text:span></text:p>
      <text:p text:style-name="P4"/>
      <text:p text:style-name="P4"><draw:line text:anchor-type="paragraph" draw:z-index="1" draw:name="Horizontal line 2" draw:style-name="gr1" draw:text-style-name="P9" svg:x1="-0.346cm" svg:y1="0.111cm" svg:x2="17.496cm" svg:y2="0.166cm"><text:p/></draw:line></text:p>
      <text:p text:style-name="P2"><text:span text:style-name="T1">Alumno: </text:span><text:span text:style-name="T2">Diego Ramirez</text:span></text:p>
      <text:p text:style-name="P4">Nota: <text:span text:style-name="T6">10</text:span></text:p>
      <text:p text:style-name="P4">Comentario: <text:span text:style-name="T6">Trabajar con Angular ya se me hace cada vez mas facil, he podido aprovechar mucho mejor el tiempo y las cosas van saliendo con mayor fluidez, el estudiar para los examenes y avanzar en el proyecto ha costado mucho esfuerzo pero en general todo bien.</text:span></text:p>
      <text:p text:style-name="P4"/>
      <text:p text:style-name="P4"><draw:line text:anchor-type="paragraph" draw:z-index="2" draw:name="Horizontal line 3" draw:style-name="gr1" draw:text-style-name="P9" svg:x1="-0.346cm" svg:y1="0.111cm" svg:x2="17.496cm" svg:y2="0.166cm"><text:p/></draw:line></text:p>
      <text:p text:style-name="P2"><text:span text:style-name="T1">Alumno: </text:span><text:span text:style-name="T2">Oscar Pereira</text:span></text:p>
      <text:p text:style-name="P4">Nota: <text:span text:style-name="T5">10</text:span></text:p>
      <text:p text:style-name="P4">Comentario: <text:span text:style-name="T5">Esta semana que ha pasado ha sido bastante intensa, originalmente tenia pensado implementar otras funcionalidades en la aplicación pero decidimos mejor dedicar los esfuerzos en terminar las cosas pendientes, me encuentro contento sabiendo que el proyecto ya tiene mejor cara y va bien encaminado.</text:span></text:p>
      <text:p text:style-name="P4"/>
      <text:p text:style-name="P4"><draw:line text:anchor-type="paragraph" draw:z-index="3" draw:name="Horizontal line 4" draw:style-name="gr1" draw:text-style-name="P9" svg:x1="-0.346cm" svg:y1="0.111cm" svg:x2="17.496cm" svg:y2="0.166cm"><text:p/></draw:line></text:p>
      <text:p text:style-name="P4">Alumno: Brandon Acapa</text:p>
      <text:p text:style-name="P4"><text:soft-page-break/>Nota: <text:span text:style-name="T5">10</text:span></text:p>
      <text:p text:style-name="P4">Comentario: <text:span text:style-name="T5">Esta semana se ha trabajado mucho en conjunto, por lo que se ha tenido que actualizar constantemente el diseño a las funcionalidades aplicadas en Angular, pero igualmente se ha conseguido lograr lo propues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22:21:09.792079874</meta:creation-date>
    <dc:date>2025-02-10T13:19:25.988295907</dc:date>
    <meta:editing-duration>PT15M19S</meta:editing-duration>
    <meta:editing-cycles>7</meta:editing-cycles>
    <meta:generator>LibreOffice/7.3.7.2$Linux_X86_64 LibreOffice_project/30$Build-2</meta:generator>
    <meta:document-statistic meta:table-count="0" meta:image-count="0" meta:object-count="0" meta:page-count="2" meta:paragraph-count="24" meta:word-count="270" meta:character-count="1681" meta:non-whitespace-character-count="1428"/>
  </office:meta>
</office:document-meta>
</file>